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 table:style-name="ce1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5"/>
          <table:table-cell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5"/>
          <table:table-cell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5"/>
          <table:table-cell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5"/>
          <table:table-cell/>
          <table:table-cell table:style-name="ce1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6" calcext:value-type="float">
            <text:p>26</text:p>
          </table:table-cell>
          <table:table-cell office:value-type="float" office:value="0.3662" calcext:value-type="float">
            <text:p>0.366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9123" calcext:value-type="float">
            <text:p>0.0912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497" calcext:value-type="float">
            <text:p>0.0849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7879" calcext:value-type="float">
            <text:p>0.078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8182" calcext:value-type="float">
            <text:p>0.1818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444" calcext:value-type="float">
            <text:p>444</text:p>
          </table:table-cell>
          <table:table-cell office:value-type="float" office:value="168" calcext:value-type="float">
            <text:p>168</text:p>
          </table:table-cell>
          <table:table-cell office:value-type="float" office:value="15.27273" calcext:value-type="float">
            <text:p>15.2727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06" calcext:value-type="float">
            <text:p>0.006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2.3662" calcext:value-type="float">
            <text:p>2.366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8947" calcext:value-type="float">
            <text:p>0.5894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4902" calcext:value-type="float">
            <text:p>0.5490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0909" calcext:value-type="float">
            <text:p>0.50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5455" calcext:value-type="float">
            <text:p>0.4545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0.07042" calcext:value-type="float">
            <text:p>0.0704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0.01754" calcext:value-type="float">
            <text:p>0.01754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28" calcext:value-type="float">
            <text:p>0.022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128" calcext:value-type="float">
            <text:p>0.021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06" calcext:value-type="float">
            <text:p>0.009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15" calcext:value-type="float">
            <text:p>0.009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8182" calcext:value-type="float">
            <text:p>0.1818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99" calcext:value-type="float">
            <text:p>0.0069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51" calcext:value-type="float">
            <text:p>0.0065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02" calcext:value-type="float">
            <text:p>0.006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22535" calcext:value-type="float">
            <text:p>0.2253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6667" calcext:value-type="float">
            <text:p>0.0666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6209" calcext:value-type="float">
            <text:p>0.06209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5723" calcext:value-type="float">
            <text:p>0.05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.27273" calcext:value-type="float">
            <text:p>1.2727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19718" calcext:value-type="float">
            <text:p>0.1971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912" calcext:value-type="float">
            <text:p>0.0491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575" calcext:value-type="float">
            <text:p>0.04575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18182" calcext:value-type="float">
            <text:p>0.1818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2876" calcext:value-type="float">
            <text:p>0.2287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1277" calcext:value-type="float">
            <text:p>0.212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8" calcext:value-type="float">
            <text:p>0.006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54" calcext:value-type="float">
            <text:p>0.005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4545" calcext:value-type="float">
            <text:p>0.5454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.08451" calcext:value-type="float">
            <text:p>0.0845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2105" calcext:value-type="float">
            <text:p>0.0210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61" calcext:value-type="float">
            <text:p>0.01961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824" calcext:value-type="float">
            <text:p>0.01824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table:style-name="ce1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5"/>
          <table:table-cell/>
          <table:table-cell table:style-name="ce1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5"/>
          <table:table-cell/>
          <table:table-cell table:style-name="ce1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5"/>
          <table:table-cell/>
          <table:table-cell table:style-name="ce1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5"/>
          <table:table-cell/>
          <table:table-cell table:style-name="ce1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5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33" calcext:value-type="float">
            <text:p>123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881" calcext:value-type="float">
            <text:p>28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7283" calcext:value-type="float">
            <text:p>0.07283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6566" calcext:value-type="float">
            <text:p>0.06566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5394" calcext:value-type="float">
            <text:p>0.05394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3818" calcext:value-type="float">
            <text:p>0.03818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2455" calcext:value-type="float">
            <text:p>0.024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81" calcext:value-type="float">
            <text:p>28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56" calcext:value-type="float">
            <text:p>0.0056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482" calcext:value-type="float">
            <text:p>0.00482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313" calcext:value-type="float">
            <text:p>0.0031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189" calcext:value-type="float">
            <text:p>0.00189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103" calcext:value-type="float">
            <text:p>0.001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47059" calcext:value-type="float">
            <text:p>0.4705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42105" calcext:value-type="float">
            <text:p>0.42105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27953" calcext:value-type="float">
            <text:p>0.27953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19718" calcext:value-type="float">
            <text:p>0.19718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12854" calcext:value-type="float">
            <text:p>0.128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70" calcext:value-type="float">
            <text:p>34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011" calcext:value-type="float">
            <text:p>0.0201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691" calcext:value-type="float">
            <text:p>0.01691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483" calcext:value-type="float">
            <text:p>0.01483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266" calcext:value-type="float">
            <text:p>0.01266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0936" calcext:value-type="float">
            <text:p>0.009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847" calcext:value-type="float">
            <text:p>0.00847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765" calcext:value-type="float">
            <text:p>0.00765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515" calcext:value-type="float">
            <text:p>0.00515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376" calcext:value-type="float">
            <text:p>0.00376</text:p>
          </table:table-cell>
          <table:table-cell/>
          <table:table-cell office:value-type="float" office:value="1199" calcext:value-type="float">
            <text:p>11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71" calcext:value-type="float">
            <text:p>33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85" calcext:value-type="float">
            <text:p>0.0088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26" calcext:value-type="float">
            <text:p>0.00826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773" calcext:value-type="float">
            <text:p>0.0077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696" calcext:value-type="float">
            <text:p>0.006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551" calcext:value-type="float">
            <text:p>0.0055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475" calcext:value-type="float">
            <text:p>0.00475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322" calcext:value-type="float">
            <text:p>0.0032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192" calcext:value-type="float">
            <text:p>0.00192</text:p>
          </table:table-cell>
          <table:table-cell/>
          <table:table-cell office:value-type="float" office:value="1839" calcext:value-type="float">
            <text:p>18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5177" calcext:value-type="float">
            <text:p>0.0517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4095" calcext:value-type="float">
            <text:p>0.04095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279" calcext:value-type="float">
            <text:p>0.0279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1541" calcext:value-type="float">
            <text:p>0.01541</text:p>
          </table:table-cell>
          <table:table-cell/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659" calcext:value-type="float">
            <text:p>0.006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2" calcext:value-type="float">
            <text:p>12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154" calcext:value-type="float">
            <text:p>0.04154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989" calcext:value-type="float">
            <text:p>0.03989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836" calcext:value-type="float">
            <text:p>0.0383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59" calcext:value-type="float">
            <text:p>0.0359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349" calcext:value-type="float">
            <text:p>0.033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81" calcext:value-type="float">
            <text:p>28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9886" calcext:value-type="float">
            <text:p>0.1988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7949" calcext:value-type="float">
            <text:p>0.17949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2048" calcext:value-type="float">
            <text:p>0.12048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08805" calcext:value-type="float">
            <text:p>0.08805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05848" calcext:value-type="float">
            <text:p>0.058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68" calcext:value-type="float">
            <text:p>0.0056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18" calcext:value-type="float">
            <text:p>0.00518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436" calcext:value-type="float">
            <text:p>0.00436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23" calcext:value-type="float">
            <text:p>0.00323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213" calcext:value-type="float">
            <text:p>0.002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01" calcext:value-type="float">
            <text:p>0.00501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442" calcext:value-type="float">
            <text:p>0.0044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55" calcext:value-type="float">
            <text:p>0.0035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244" calcext:value-type="float">
            <text:p>0.0024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153" calcext:value-type="float">
            <text:p>0.0015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25" calcext:value-type="float">
            <text:p>0.00525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484" calcext:value-type="float">
            <text:p>0.00484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431" calcext:value-type="float">
            <text:p>0.00431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36" calcext:value-type="float">
            <text:p>0.003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272" calcext:value-type="float">
            <text:p>0.0027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705" calcext:value-type="float">
            <text:p>0.01705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542" calcext:value-type="float">
            <text:p>0.0154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064" calcext:value-type="float">
            <text:p>0.01064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0773" calcext:value-type="float">
            <text:p>0.00773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0515" calcext:value-type="float">
            <text:p>0.00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23:20:24.820700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1:02:55.772040879</meta:creation-date>
    <dc:date>2020-04-28T23:53:17.572456965</dc:date>
    <meta:editing-duration>PT35M54S</meta:editing-duration>
    <meta:editing-cycles>7</meta:editing-cycles>
    <meta:generator>LibreOffice/6.3.5.2$Linux_X86_64 LibreOffice_project/30$Build-2</meta:generator>
    <meta:document-statistic meta:table-count="1" meta:cell-count="4783" meta:object-count="0"/>
  </office:meta>
</office:document-meta>
</file>